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paragraph-rsid="0050e620"/>
    </style:style>
    <style:style style:name="P2" style:family="paragraph" style:parent-style-name="text3">
      <style:text-properties officeooo:paragraph-rsid="005147fc"/>
    </style:style>
    <style:style style:name="P3" style:family="paragraph" style:parent-style-name="text2">
      <style:text-properties officeooo:paragraph-rsid="0051c633"/>
    </style:style>
    <style:style style:name="P4" style:family="paragraph" style:parent-style-name="mainTitle">
      <style:text-properties officeooo:paragraph-rsid="0050e620"/>
    </style:style>
    <style:style style:name="P5" style:family="paragraph" style:parent-style-name="text2">
      <style:text-properties officeooo:paragraph-rsid="0052aef1"/>
    </style:style>
    <style:style style:name="P6" style:family="paragraph" style:parent-style-name="blue">
      <style:paragraph-properties fo:break-before="page"/>
    </style:style>
    <style:style style:name="P7" style:family="paragraph" style:parent-style-name="text3" style:list-style-name="L1">
      <style:text-properties officeooo:paragraph-rsid="0050e620"/>
    </style:style>
    <style:style style:name="P8" style:family="paragraph" style:parent-style-name="text3" style:list-style-name="L2"/>
    <style:style style:name="P9" style:family="paragraph" style:parent-style-name="text3" style:list-style-name="L3">
      <style:text-properties officeooo:paragraph-rsid="005147fc"/>
    </style:style>
    <style:style style:name="P10" style:family="paragraph" style:parent-style-name="text3" style:list-style-name="L4"/>
    <style:style style:name="P11" style:family="paragraph" style:parent-style-name="text3" style:list-style-name="L5"/>
    <style:style style:name="T1" style:family="text">
      <style:text-properties fo:color="#00ccff"/>
    </style:style>
    <style:style style:name="T2" style:family="text">
      <style:text-properties fo:color="#00ccff" officeooo:rsid="0050e620"/>
    </style:style>
    <style:style style:name="T3" style:family="text">
      <style:text-properties fo:color="#00ccff" style:text-underline-style="solid" style:text-underline-width="auto" style:text-underline-color="font-color"/>
    </style:style>
    <style:style style:name="T4" style:family="text">
      <style:text-properties officeooo:rsid="0050e620"/>
    </style:style>
    <style:style style:name="T5" style:family="text">
      <style:text-properties officeooo:rsid="005147fc"/>
    </style:style>
    <style:style style:name="T6" style:family="text">
      <style:text-properties style:text-underline-style="solid" style:text-underline-width="auto" style:text-underline-color="font-color"/>
    </style:style>
    <style:style style:name="T7" style:family="text">
      <style:text-properties fo:color="#00aaad"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9"><text:span text:style-name="Absatz-Standardschriftart">Afval medicijnen</text:span></text:h>
      <text:h text:style-name="text3" text:outline-level="9"><text:span text:style-name="Absatz-Standardschriftart">Beschouw medicijnen die niet meer gebruikt worden of waarvan de houdbaarheidstermijn is overschreden als klein chemisch afval (KCA). Het is slecht voor het milieu om overgebleven medicijnen/medicijnresten in de vuilnisbak te gooien of door het toilet te spoelen.</text:span></text:h>
      <text:h text:style-name="text3" text:outline-level="9"><text:span text:style-name="Absatz-Standardschriftart"/></text:h>
      <text:h text:style-name="text2" text:outline-level="9"><text:span text:style-name="Absatz-Standardschriftart">Dit geldt voor:</text:span></text:h>
      <text:list xml:id="list1921991248" text:style-name="L4">
        <text:list-item>
          <text:h text:style-name="P10" text:outline-level="9"><text:span text:style-name="Absatz-Standardschriftart">Restanten pillen/capsules.</text:span></text:h>
        </text:list-item>
        <text:list-item>
          <text:h text:style-name="P10" text:outline-level="9"><text:span text:style-name="Absatz-Standardschriftart">Gebruikte transdermale pleisters.</text:span></text:h>
        </text:list-item>
        <text:list-item>
          <text:h text:style-name="P10" text:outline-level="9"><text:span text:style-name="Absatz-Standardschriftart">Vouw een gebruikte pleister altijd onmiddellijk dubbel, met de plakzijde naar binnen.</text:span></text:h>
        </text:list-item>
        <text:list-item>
          <text:h text:style-name="P10" text:outline-level="9"><text:span text:style-name="Absatz-Standardschriftart">Ampullen/patronen met een restje medicijn.</text:span></text:h>
        </text:list-item>
        <text:list-item>
          <text:h text:style-name="P10" text:outline-level="9"><text:span text:style-name="Absatz-Standardschriftart">Insulinepennen met een restje insuline. In lege insulinepennen blijft een verwaarloosbaar kleine hoeveelheid insuline over. Een lege pen (zonder naald) mag bij het huisvuil.[1]</text:span></text:h>
        </text:list-item>
        <text:list-item>
          <text:h text:style-name="P10" text:outline-level="9"><text:span text:style-name="Absatz-Standardschriftart">Medicatiecassettes.</text:span></text:h>
        </text:list-item>
        <text:list-item>
          <text:h text:style-name="P10" text:outline-level="9"><text:span text:style-name="Absatz-Standardschriftart">Tubes met medicijn bevattende crème of zalf.</text:span></text:h>
        </text:list-item>
      </text:list>
      <text:h text:style-name="text3" text:outline-level="9"><text:span text:style-name="Absatz-Standardschriftart"/></text:h>
      <text:h text:style-name="text3" text:outline-level="9"><text:span text:style-name="Absatz-Standardschriftart">Doe medicijnresten bij het klein chemisch afval (‘chemobox’) of breng ze terug naar de apotheek.</text:span></text:h>
      <text:h text:style-name="text3" text:outline-level="9"><text:span text:style-name="Absatz-Standardschriftart">Indien er geen afspraken zijn met de apotheek over verzamelen van losse restmedicijnen en aangebroken ampullen, dan mogen deze samen met injectienaalden ook in een naaldencontainer aangeleverd worden.[2]</text:span></text:h>
      <text:h text:style-name="text3" text:outline-level="9"><text:soft-page-break/><text:span text:style-name="Absatz-Standardschriftart"/></text:h>
      <text:h text:style-name="text3" text:outline-level="9"><text:span text:style-name="Absatz-Standardschriftart">Apotheken zijn niet verplicht om overgebleven medicijnen of medicijnresten aan te nemen. Zij doen dit als service naar hun klanten.</text:span></text:h>
      <text:h text:style-name="text3" text:outline-level="9"><text:span text:style-name="Absatz-Standardschriftart">Een gemeente is wel verplicht het klein chemisch afval (KCA) van particulieren (en cliënten van de thuiszorg) in te zamelen. Lever het in bij een gemeentedepot, chemokar of kca-depot.</text:span></text:h>
      <text:h text:style-name="text3" text:outline-level="9"><text:span text:style-name="Absatz-Standardschriftart"/></text:h>
      <text:h text:style-name="text3" text:outline-level="9"><text:span text:style-name="Absatz-Standardschriftart">Gemeenten hebben geen zorgplicht voor het verzamelen van afval van cliënten die in een zorginstelling verblijven. Een intramurale zorginstelling moet KCA als (gevaarlijk) bedrijfsafval laten afvoeren. Intramurale zorginstellingen hebben meestal een contract met een erkende afvalinzamelaar die kan adviseren over de afvoer van de medicijnresten.</text:span></text:h>
      <text:h text:style-name="blue" text:outline-level="9"><text:span text:style-name="Absatz-Standardschriftart">Klein chemisch afval (KCA)</text:span></text:h>
      <text:h text:style-name="text3" text:outline-level="9"><text:span text:style-name="Absatz-Standardschriftart">De schadelijke stoffen uit klein chemisch afval (KCA) vormen een probleem als ze op de stortplaats of de afvalverbranding terechtkomen. Omdat klein chemisch afval heel divers is (van schoonmaakmiddelen tot batterijen, verf en medicijnen) zijn er aparte stromen voor verwerking. Bewaar de verschillende producten dus apart en lever ze apart in. Een deel van de materialen is geschikt voor hergebruik. De rest wordt onder speciale omstandigheden verbrand of gestort.</text:span></text:h>
      <text:h text:style-name="blue" text:outline-level="9"><text:span text:style-name="Absatz-Standardschriftart"/></text:h>
      <text:h text:style-name="P6" text:outline-level="9"><text:span text:style-name="Absatz-Standardschriftart">Bronnen</text:span></text:h>
      <text:list xml:id="list3899423364" text:style-name="L5">
        <text:list-item>
          <text:h text:style-name="P11" text:outline-level="9"><text:span text:style-name="Absatz-Standardschriftart"><text:span text:style-name="T3">http://www.rijksoverheid.nl/onderwerpen/geneesmiddelen/</text:span></text:span><text:span text:style-name="Absatz-Standardschriftart"> (externe link, gezien april 2017).</text:span></text:h>
        </text:list-item>
        <text:list-item>
          <text:h text:style-name="P11" text:outline-level="9"><text:span text:style-name="Absatz-Standardschriftart"><text:span text:style-name="T3">http://www.rijksoverheid.nl/onderwerpen/afval/</text:span></text:span><text:span text:style-name="Absatz-Standardschriftart"> (externe link, gezien april 2017).</text:span></text:h>
        </text:list-item>
        <text:list-item>
          <text:h text:style-name="P11" text:outline-level="9"><text:span text:style-name="Absatz-Standardschriftart"><text:span text:style-name="T3">http://www.rwsleefomgeving.nl/onderwerpen/afval/</text:span></text:span><text:span text:style-name="Absatz-Standardschriftart"> (externe link, gezien april 2017)</text:span></text:h>
        </text:list-item>
        <text:list-item>
          <text:h text:style-name="P11" text:outline-level="9"><text:span text:style-name="Absatz-Standardschriftart">E-mailcontact afvalbeheer Rijkswaterstaat, januari 2015.</text:span></text:h>
        </text:list-item>
        <text:list-item>
          <text:h text:style-name="P11" text:outline-level="9"><text:span text:style-name="Absatz-Standardschriftart">Landelijk Centrum Hygiëne en Veiligheid (2015). Hygiënerichtlijn voor instellingen voor volwassenen met een lichamelijke of verstandelijke beperking. Amsterdam: Landelijk Centrum Hygiëne en Veiligheid.</text:span></text:h>
        </text:list-item>
        <text:list-item>
          <text:h text:style-name="P11" text:outline-level="9"><text:span text:style-name="Absatz-Standardschriftart">Landelijk Centrum Hygiëne en Veiligheid (2015). Hygiënerichtlijn voor instellingen voor kinderen met een lichamelijke of verstandelijke beperking. Amsterdam: Landelijk Centrum Hygiëne en Veiligheid.</text:span></text:h>
        </text:list-item>
        <text:list-item>
          <text:h text:style-name="P11" text:outline-level="9"><text:span text:style-name="Absatz-Standardschriftart">Landelijk Centrum Hygiëne en Veiligheid (2011). Hygiënerichtlijnen voor Psychiatrische inrichtingen. Amsterdam: Landelijk Centrum Hygiëne en Veiligheid.</text:span></text:h>
        </text:list-item>
      </text:list>
      <text:h text:style-name="text3" text:outline-level="9"><text:span text:style-name="Absatz-Standardschriftart"/></text:h>
      <text:p text:style-name="Horizontal_20_Line"><text:span text:style-name="Absatz-Standardschriftart"/></text:p>
      <text:h text:style-name="P5" text:outline-level="9"><text:span text:style-name="Absatz-Standardschriftart"><text:span text:style-name="T1">[1]</text:span></text:span><text:span text:style-name="Absatz-Standardschriftart"> KNMP (Koninklijke Nederlandse Maatschappij ter bevordering van de Pharmacie) (e-mailcontact april 2017). <text:s/></text:span></text:h>
      <text:h text:style-name="P5" text:outline-level="9"><text:span text:style-name="Absatz-Standardschriftart"><text:span text:style-name="T1">[2]</text:span></text:span><text:span text:style-name="Absatz-Standardschriftart"> Zie: </text:span><text:span text:style-name="Absatz-Standardschriftart"><text:span text:style-name="T3">http://www.publiekzipnet.nl/protocollen/afval/1195-hoe-gebruik-je-de-naaldencontainer</text:span></text:span><text:span text:style-name="Absatz-Standardschriftart"> (gezien april 2015).</text:span></text:h>
      <text:h text:style-name="text3" text:outline-level="9"><text:soft-page-break/><text:span text:style-name="Absatz-Standardschriftar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in" fo:margin-right="0in" fo:margin-top="0.1965in" fo:margin-bottom="0in" loext:contextual-spacing="false" fo:text-align="start" style:justify-single-word="false" fo:hyphenation-ladder-count="no-limit" fo:text-indent="0in" style:auto-text-indent="false" style:page-number="auto" style:writing-mode="page">
        <style:tab-stops/>
      </style:paragraph-properties>
      <style:text-properties fo:color="#00ccff" fo:font-size="22pt" fo:font-weight="900"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in" draw:fill-image-height="0in"/>
      <style:paragraph-properties fo:margin-left="0.3937in" fo:margin-right="0in" fo:text-indent="0in"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0783in" fo:margin-right="0in" fo:text-align="start" style:justify-single-word="false" fo:text-indent="0in" style:auto-text-indent="false" style:page-number="auto" style:vertical-align="auto" style:writing-mode="page"/>
    </style:style>
    <style:style style:name="text3" style:family="paragraph" style:parent-style-name="text1">
      <style:paragraph-properties fo:margin-left="0.3937in" fo:margin-right="0in" fo:text-indent="0.7874in" style:auto-text-indent="false" style:writing-mode="page"/>
    </style:style>
    <style:style style:name="Textkörper" style:family="paragraph" style:parent-style-name="Standard">
      <style:paragraph-properties fo:margin-left="1.3307in" fo:margin-right="0in" fo:hyphenation-ladder-count="no-limit" fo:text-indent="-0.25in"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in" fo:margin-right="0in" fo:text-indent="0in"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0.4335in" fo:margin-right="0in" fo:text-indent="0in"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2799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398in" fo:text-indent="0.641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3102in" fo:margin-left="0.5902in"/>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0.7874in" fo:text-indent="-0.5075in" fo:margin-left="0.7874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0.9839in" fo:text-indent="-0.7043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9016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1.098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1.2953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1.4917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1.689in" fo:margin-left="1.9689in"/>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6693in" fo:margin-bottom="0.54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4:33:19.369000000</meta:creation-date>
    <meta:editing-duration>PT6M9S</meta:editing-duration>
    <meta:editing-cycles>3</meta:editing-cycles>
    <meta:generator>LibreOffice/6.0.5.2$Windows_x86 LibreOffice_project/54c8cbb85f300ac59db32fe8a675ff7683cd5a16</meta:generator>
    <dc:date>2018-07-09T14:39:20.601000000</dc:date>
    <meta:document-statistic meta:table-count="0" meta:image-count="0" meta:object-count="0" meta:page-count="4" meta:paragraph-count="27" meta:word-count="426" meta:character-count="3272" meta:non-whitespace-character-count="2885"/>
  </office:meta>
</office:document-meta>
</file>